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6A00000014F09FB94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c1a" officeooo:paragraph-rsid="00094c1a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4c1a" officeooo:paragraph-rsid="00094c1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50e0" officeooo:paragraph-rsid="001552a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ad49" officeooo:paragraph-rsid="0012488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ad49" officeooo:paragraph-rsid="0014c59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ad49" officeooo:paragraph-rsid="001552a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552a5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1552a5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1552a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0ce01b" officeooo:paragraph-rsid="001552a5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07a20" style:font-size-asian="10.5pt" style:font-size-complex="12pt"/>
    </style:style>
    <style:style style:name="T3" style:family="text">
      <style:text-properties fo:font-size="12pt" officeooo:rsid="0014c59f" style:font-size-asian="10.5pt" style:font-size-complex="12pt"/>
    </style:style>
    <style:style style:name="T4" style:family="text">
      <style:text-properties fo:font-size="12pt" officeooo:rsid="00167a83" style:font-size-asian="10.5pt" style:font-size-complex="12pt"/>
    </style:style>
    <style:style style:name="T5" style:family="text">
      <style:text-properties fo:font-size="12pt" style:text-underline-style="none" fo:font-weight="normal" officeooo:rsid="000a50e0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0a50e0" style:font-size-asian="12pt" style:font-size-complex="12pt"/>
    </style:style>
    <style:style style:name="T8" style:family="text">
      <style:text-properties fo:color="#000000" style:font-name="Liberation Serif" fo:font-size="12pt" officeooo:rsid="000b8424" style:font-size-asian="12pt" style:font-size-complex="12pt"/>
    </style:style>
    <style:style style:name="T9" style:family="text">
      <style:text-properties fo:color="#000000" officeooo:rsid="000a50e0"/>
    </style:style>
    <style:style style:name="T10" style:family="text">
      <style:text-properties fo:color="#000000" officeooo:rsid="000c0df9"/>
    </style:style>
    <style:style style:name="T11" style:family="text">
      <style:text-properties fo:color="#000000"/>
    </style:style>
    <style:style style:name="T12" style:family="text">
      <style:text-properties fo:color="#000000" officeooo:rsid="000d1af7"/>
    </style:style>
    <style:style style:name="T13" style:family="text">
      <style:text-properties style:font-name="Liberation Serif" fo:font-size="12pt" style:font-size-asian="10.5pt" style:font-size-complex="12pt"/>
    </style:style>
    <style:style style:name="T14" style:family="text">
      <style:text-properties style:font-name="Liberation Serif" fo:font-size="12pt" style:text-underline-style="none" fo:font-weight="normal" officeooo:rsid="000a50e0" style:font-size-asian="12pt" style:font-weight-asian="normal" style:font-size-complex="12pt" style:font-weight-complex="normal"/>
    </style:style>
    <style:style style:name="T15" style:family="text">
      <style:text-properties officeooo:rsid="0014c59f"/>
    </style:style>
    <style:style style:name="T16" style:family="text">
      <style:text-properties officeooo:rsid="00167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sé Julien</text:p>
      <text:p text:style-name="P1">Deshaies Christopher</text:p>
      <text:p text:style-name="P1"/>
      <text:p text:style-name="P2">Rapport de rendu d'ACT TP3</text:p>
      <text:p text:style-name="P2"/>
      <text:p text:style-name="P4"><text:span text:style-name="T16">Q1)</text:span><text:span text:style-name="T2"> </text:span></text:p>
      <text:p text:style-name="P4"/>
      <text:p text:style-name="P4"><text:s text:c="43"/><text:span text:style-name="T16">3</text:span></text:p>
      <text:p text:style-name="P4"><text:s text:c="38"/>/ <text:s text:c="2"/><text:span text:style-name="T16">| <text:s text:c="3"/>\</text:span></text:p>
      <text:p text:style-name="P4"><text:s text:c="36"/>/ <text:s text:c="4"/><text:span text:style-name="T16">| <text:s text:c="5"/>\</text:span></text:p>
      <text:p text:style-name="P4"><text:s text:c="34"/><text:span text:style-name="T16">1 <text:s text:c="4"/>-2 <text:s text:c="5"/>1</text:span></text:p>
      <text:p text:style-name="P4"><text:s text:c="34"/><text:span text:style-name="T16">|</text:span> <text:s/><text:span text:style-name="T16">\ <text:s text:c="3"/>| <text:s text:c="7"/>|</text:span></text:p>
      <text:p text:style-name="P4"><text:s text:c="34"/><text:span text:style-name="T16">|</text:span> <text:s text:c="3"/><text:span text:style-name="T16">\ <text:s/>| <text:s text:c="7"/>|</text:span></text:p>
      <text:p text:style-name="P4"><text:s text:c="34"/><text:span text:style-name="T16">|</text:span> <text:s text:c="6"/><text:span text:style-name="T16">1 <text:s text:c="6"/>|</text:span></text:p>
      <text:p text:style-name="P4"><text:span text:style-name="T2"><text:s text:c="40"/></text:span><text:span text:style-name="T4">\ <text:s text:c="7"/>| <text:s text:c="7"/>/</text:span></text:p>
      <text:p text:style-name="P4"><text:span text:style-name="T4"><text:s text:c="42"/>\ <text:s text:c="5"/>| <text:s text:c="5"/>/</text:span></text:p>
      <text:p text:style-name="P4"><text:s text:c="42"/><text:span text:style-name="T16">0</text:span></text:p>
      <text:p text:style-name="P5"><text:span text:style-name="T15">Q2)</text:span><text:span text:style-name="T3"> <text:s/>Soit </text:span><text:span text:style-name="T4">S l'ensemble des successeurs d'une configuration C donnée.</text:span></text:p>
      <text:p text:style-name="P5"><text:span text:style-name="T4"><text:s text:c="9"/></text:span></text:p>
      <text:p text:style-name="P5"/>
      <text:p text:style-name="P3">Q<text:span text:style-name="T15">3</text:span>) <text:span text:style-name="T1"><text:s/>Résultats des </text:span><text:span text:style-name="T13">tests</text:span><text:span text:style-name="T1"> avec l'algorithme naïf:</text:span></text:p>
      <text:p text:style-name="P3"/>
      <text:p text:style-name="P7"><text:span text:style-name="T5">- configuration (10,7,7,3)</text:span></text:p>
      <text:p text:style-name="P7"><text:span text:style-name="T5"><text:s text:c="7"/></text:span><text:span text:style-name="T14">→ Le résultat est </text:span><text:span text:style-name="T6">11 en 203237664 appels récursifs </text:span><text:span text:style-name="T7">et en 1.</text:span><text:span text:style-name="T8">59</text:span><text:span text:style-name="T7">s</text:span></text:p>
      <text:p text:style-name="P8"/>
      <text:p text:style-name="P9"><text:span text:style-name="T9">- </text:span><text:span text:style-name="T10">configuration(10,7,5,3)</text:span></text:p>
      <text:p text:style-name="P9"><text:span text:style-name="T10"><text:s text:c="7"/>→ Le résultat est <text:s/>15 en 432503940 appels récursifs et en 3.39s</text:span></text:p>
      <text:p text:style-name="P9"/>
      <text:p text:style-name="P10"><text:span text:style-name="T10">L</text:span><text:span text:style-name="T11">a différence est que la deuxième configuration explore plus </text:span><text:span text:style-name="T12">profondément</text:span><text:span text:style-name="T11"> les solutions, ayant une victoire en 15 coups, alors que l'autre trouve une victoire en 11 coups, ce qui lui évite beaucoup d'appels récursifs.</text:span></text:p>
      <text:p text:style-name="P3"><text:span text:style-name="T1"><text:s text:c="46"/></text:span></text:p>
      <text:p text:style-name="P6"><draw:frame draw:style-name="fr1" draw:name="Image2" text:anchor-type="paragraph" svg:x="11.195cm" svg:y="0.03cm" svg:width="2.805cm" svg:height="0.529cm" draw:z-index="0"><draw:image xlink:href="Pictures/100002000000006A00000014F09FB943.gif" xlink:type="simple" xlink:show="embed" xlink:actuate="onLoad"/></draw:frame><text:span text:style-name="T3">La complexité de l'algorithme naïf est exponentielle, </text:span><text:span text:style-name="T2">de la forme <text:s text:c="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se Julien</meta:initial-creator>
    <meta:creation-date>2015-10-23T15:58:32.159917452</meta:creation-date>
    <dc:date>2015-10-23T16:25:20.289791985</dc:date>
    <dc:creator>Rouse Julien</dc:creator>
    <meta:editing-duration>PT26M41S</meta:editing-duration>
    <meta:editing-cycles>16</meta:editing-cycles>
    <meta:generator>LibreOffice/4.3.3.2$Linux_X86_64 LibreOffice_project/430m0$Build-2</meta:generator>
    <meta:document-statistic meta:table-count="0" meta:image-count="1" meta:object-count="0" meta:page-count="1" meta:paragraph-count="24" meta:word-count="128" meta:character-count="1229" meta:non-whitespace-character-count="573"/>
  </office:meta>
</office:document-meta>
</file>